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18.0pt"/>
    </style:style>
    <style:style style:name="P2" style:family="paragraph" style:parent-style-name="Standard">
      <style:paragraph-properties fo:text-align="center"/>
      <style:text-properties style:font-name="Times New Roman" fo:font-size="14.0pt"/>
    </style:style>
    <style:style style:name="P3" style:family="paragraph" style:parent-style-name="Standard">
      <style:paragraph-properties fo:text-align="center"/>
      <style:text-properties style:font-name="Times New Roman" fo:font-size="12.0pt"/>
    </style:style>
    <style:style style:name="P4" style:family="paragraph" style:parent-style-name="Standard">
      <style:text-properties style:font-name="Times New Roman" fo:font-size="12.0pt"/>
    </style:style>
    <style:style style:name="P5" style:family="paragraph" style:parent-style-name="Standard">
      <style:text-properties style:font-name="Times New Roman" fo:font-size="14.0pt"/>
    </style:style>
    <style:style style:name="P6" style:family="paragraph" style:parent-style-name="Standard">
      <style:text-properties style:font-name="Times New Roman" fo:font-size="12.0pt" fo:color="#2a00ff"/>
    </style:style>
    <style:style style:name="P7" style:family="paragraph" style:parent-style-name="Standard">
      <style:text-properties style:font-name="Times" fo:font-size="10.0pt" fo:color="#2a00ff"/>
    </style:style>
    <style:style style:name="P8" style:family="paragraph" style:parent-style-name="Standard">
      <style:text-properties style:font-name="Times New Roman" fo:font-size="12.0pt" fo:color="#000000"/>
    </style:style>
    <style:style style:name="P9" style:family="paragraph" style:parent-style-name="Standard">
      <style:text-properties style:font-name="Times" fo:font-size="10.0pt" fo:color="#000000"/>
    </style:style>
    <style:style style:name="P10" style:family="paragraph" style:parent-style-name="Standard">
      <style:text-properties style:font-name="Times New Roman" fo:font-size="14.0pt" fo:color="#000000"/>
    </style:style>
    <style:style style:name="P11" style:family="paragraph" style:parent-style-name="Standard">
      <style:text-properties style:font-name="Times New Roman" fo:font-size="12.0pt" fo:color="#0000ff"/>
    </style:style>
    <style:style style:name="P12" style:family="paragraph" style:parent-style-name="Standard">
      <style:text-properties style:font-name="Times New Roman" fo:font-size="10.0pt"/>
    </style:style>
    <style:style style:name="P13" style:family="paragraph" style:parent-style-name="Standard">
      <style:text-properties style:font-name="Times New Roman" fo:font-size="12.0pt" fo:color="#2300dc"/>
    </style:style>
    <style:style style:name="T1" style:family="text">
      <style:text-properties fo:font-weight="bold" fo:font-weight-asian="bold" fo:font-weight-complex="bold"/>
    </style:style>
    <style:style style:name="T2" style:family="text">
      <style:text-properties fo:font-size="18.0pt" fo:font-size-asian="18.0pt" fo:font-size-complex="18.0pt" fo:font-weight="bold" fo:font-weight-asian="bold" fo:font-weight-complex="bold"/>
    </style:style>
    <style:style style:name="T3" style:family="text">
      <style:text-properties fo:color="#000000"/>
    </style:style>
    <style:style style:name="T4" style:family="text">
      <style:text-properties fo:color="#2a00ff"/>
    </style:style>
    <style:style style:name="T5" style:family="text">
      <style:text-properties fo:font-style="italic" fo:font-style-asian="italic" fo:font-style-complex="italic"/>
    </style:style>
    <style:style style:name="T6" style:family="text">
      <style:text-properties fo:color="#0000ff"/>
    </style:style>
    <style:style style:name="TableColumn1" style:family="table-column">
      <style:table-column-properties style:column-width="3.4625in" style:rel-column-width="32767*"/>
    </style:style>
  </office:automatic-styles>
  <office:body>
    <office:text>
      <text:p text:style-name="P1"><text:span text:style-name="T1">CMPUT 391 Team 3 Project Report </text:span></text:p>
      <text:p text:style-name="P2"><text:span text:style-name="T1">Yiming Liu,</text:span><text:span text:style-name="T2"><text:s/></text:span><text:span text:style-name="T1">Colby Warkentin</text:span></text:p>
      <text:p text:style-name="P3">#Comment</text:p>
      <text:p text:style-name="P4">Our project mainly uses jsp pages, with the exception of image uploading and displaying. Since we were new to jsp and most pages are concerned more with layout and displaying information instead of creating it, we decided to make our project heavily in jsp.</text:p>
      <text:p text:style-name="P4"><text:s text:c="2"/></text:p>
      <text:p text:style-name="P4">Here are modules in the project:</text:p>
      <text:p text:style-name="P4"/>
      <text:p text:style-name="P5"><text:span text:style-name="T1">Login Module: </text:span></text:p>
      <text:p text:style-name="P4">This module will be used by all users to login to the system with proper privileges, and to modify their personal information and/or the password.</text:p>
      <text:p text:style-name="P4"/>
      <text:p text:style-name="P4"><text:span text:style-name="T1">header.jsp</text:span></text:p>
      <text:p text:style-name="P4">Every file contains the header.jsp, which displays the links in left area(Menu). Different type of users log in will get different access ability. Here are the links access for different user type</text:p>
      <text:p text:style-name="P6"><text:span text:style-name="T3">Admin: </text:span>User Management,Report Generator,Data Analysis,Search,Edit Profile,Help</text:p>
      <text:p text:style-name="P6"><text:span text:style-name="T3">Doctor: </text:span>Search,Edit Profile,Help</text:p>
      <text:p text:style-name="P6"><text:span text:style-name="T3">Patient: </text:span>Search,Edit Profile,Help</text:p>
      <text:p text:style-name="P6"><text:span text:style-name="T3">Radiologist: </text:span>Record Upload,Search,Edit Profile,Help</text:p>
      <text:p text:style-name="P4"/>
      <text:p text:style-name="P4"><text:span text:style-name="T1">login.jsp</text:span></text:p>
      <text:p text:style-name="P4"><text:span text:style-name="T1">login.html</text:span></text:p>
      <text:p text:style-name="P4"><text:span text:style-name="T1">main.jsp</text:span></text:p>
      <text:p text:style-name="P4">In the log in page the user could choose to connect to specified account with password(there's a checkbox for that). If the password and the user name do not match then will jump to login.html(display error message) and input the password again. If the password is correct, then jump to main.jsp which will show welcome message.</text:p>
      <text:p text:style-name="P4"/>
      <text:p text:style-name="P4">Once the user log in, his/her name and class type will be passed through session so other modules can identify the user's class to give proper access.</text:p>
      <text:p text:style-name="P4"/>
      <text:p text:style-name="P6"><text:span text:style-name="T3">For matching user and pwd: </text:span>"select password, class from users where user_name = ? "</text:p>
      <text:p text:style-name="P7"/>
      <text:p text:style-name="P4"><text:span text:style-name="T1">profile.jsp</text:span></text:p>
      <text:p text:style-name="P4"><text:span text:style-name="T1">profile_change.jsp</text:span></text:p>
      <text:p text:style-name="P4">There two files provide the function of modifying personal information for the log-in user.</text:p>
      <text:p text:style-name="P4">To change personal information the user do not need to enter password again. </text:p>
      <text:p text:style-name="P4">To change password the user has to enter old password first, if it is correct then passwords will be changes.</text:p>
      <text:p text:style-name="P4"/>
      <text:p text:style-name="P6"><text:span text:style-name="T3">List old information: </text:span>"select * from persons where user_name = ? "<text:span text:style-name="T3">;</text:span></text:p>
      <text:p text:style-name="P4">Update user information and password: </text:p>
      <text:p text:style-name="P6">"update persons set first_name = ?, last_name = ?, address = ?, email = ?, phone = ? </text:p>
      <text:p text:style-name="P6">where user_name = ? "<text:span text:style-name="T3">;</text:span></text:p>
      <text:p text:style-name="P8"/>
      <text:p text:style-name="P6">"update users set password = ? where user_name = ? "<text:span text:style-name="T3">;</text:span></text:p>
      <text:p text:style-name="P9"/>
      <text:p text:style-name="P5"/>
      <text:p text:style-name="P5"><text:span text:style-name="T1">User Management Module:</text:span></text:p>
      <text:p text:style-name="P4">This module allows a system administrator to manage (to enter or update) the user information.</text:p>
      <text:p text:style-name="P4">This module is limited to administrator. </text:p>
      <text:p text:style-name="P4"/>
      <text:p text:style-name="P4"><text:span text:style-name="T1">Manage.jsp</text:span></text:p>
      <text:p text:style-name="P4">First page for management, which lists all the users existed and check detailed information(<text:span text:style-name="T1">manage2.jsp)</text:span><text:s/>and provide function to create new user(<text:span text:style-name="T1">manage_new.jsp</text:span>).</text:p>
      <text:p text:style-name="P8">For listing all the users name and classtype: <text:span text:style-name="T4">"select * from users"</text:span>;</text:p>
      <text:p text:style-name="P4"><text:s/></text:p>
      <text:p text:style-name="P4"><text:span text:style-name="T1">Manage_new.jsp,</text:span></text:p>
      <text:p text:style-name="P4"><text:span text:style-name="T1">Manage_new2.jsp</text:span></text:p>
      <text:p text:style-name="P4">These two files provide function to create new user. Manage_new.jsp gives the input text area and <text:s/>Manage_new2.jsp will finish the update in database.</text:p>
      <text:p text:style-name="P4">For updating personal information(in manage_new2.jsp): </text:p>
      <text:p text:style-name="P6">"insert into users values(?, ?, ?, ?)"<text:span text:style-name="T3">;</text:span></text:p>
      <text:p text:style-name="P6">"insert into persons values(?, ?, ?, ?, ?, ?)"</text:p>
      <text:p text:style-name="P4"/>
      <text:p text:style-name="P4"><text:span text:style-name="T1">Manage2.jsp</text:span></text:p>
      <text:p text:style-name="P4">He/her can view all the user's, personal information and edit it(<text:span text:style-name="T1">manage_change.jsp</text:span>). </text:p>
      <text:p text:style-name="P4">For displaying information: </text:p>
      <text:p text:style-name="P6">"select * from persons where user_name = ?” ,</text:p>
      <text:p text:style-name="P6">"select password, class, to_char(date_registered, 'DD-MON-YYYY') as test_date from users where user_name = ?”</text:p>
      <text:p text:style-name="P4">List the patients of a doctor/ doctors of a patient</text:p>
      <text:p text:style-name="P6">"select * from family_doctor where doctor_name = ?"<text:span text:style-name="T3">;</text:span></text:p>
      <text:p text:style-name="P6">"select * from family_doctor where patient_name = ?"<text:span text:style-name="T3">;</text:span></text:p>
      <text:p text:style-name="P9"/>
      <text:p text:style-name="P4">For doctor/patient, administrator can add/delete, patient/doctor to them(<text:span text:style-name="T1">manage_add.jsp</text:span>, <text:span text:style-name="T1">manage_del.jsp</text:span>).</text:p>
      <text:p text:style-name="P4"/>
      <text:p text:style-name="P4"><text:span text:style-name="T1">Manage_add.jsp</text:span></text:p>
      <text:p text:style-name="P4"><text:span text:style-name="T1">Manage_del.jsp</text:span></text:p>
      <text:p text:style-name="P4">These two files can add/delete a patient to a doctor to create patient doctor relation or vice versa.</text:p>
      <text:p text:style-name="P4">First it will check the validation of the input name of a doctor/patient, if it is valid then do insert operation. </text:p>
      <text:p text:style-name="P6"><text:span text:style-name="T3">Insert statement(manage_add.jsp): </text:span>"insert into family_doctor values(?,?)"</text:p>
      <text:p text:style-name="P6"><text:span text:style-name="T3">Delete statemen(manage_del.jsp): </text:span>"DELETE FROM family_doctor WHERE doctor_name = ? AND patient_name = ?"<text:span text:style-name="T3">;</text:span></text:p>
      <text:p text:style-name="P7"/>
      <text:p text:style-name="P7"/>
      <text:p text:style-name="P10"><text:span text:style-name="T1">Report Generating Module:</text:span></text:p>
      <text:p text:style-name="P8">This module will be used by a system administrator to get the list of all patients with a specified diagnosis for a given time period. If user is not administrator or does not finish the form, error message will return.</text:p>
      <text:p text:style-name="P8"/>
      <text:p text:style-name="P8"/>
      <text:p text:style-name="P8"/>
      <text:p text:style-name="P8"/>
      <text:p text:style-name="P8"/>
      <text:p text:style-name="P8"><text:span text:style-name="T1">Report.jsp</text:span></text:p>
      <text:p text:style-name="P8"><text:span text:style-name="T1">Report_generate.jsp</text:span></text:p>
      <text:p text:style-name="P4">report.jsp will provide the interface for user to input diagnosis, time period.</text:p>
      <text:p text:style-name="P4">report_generate.jsp does the search in database</text:p>
      <text:p text:style-name="P4"/>
      <text:p text:style-name="P4">query for generating table:</text:p>
      <text:p text:style-name="P6">"select p.user_name, p.address, p.phone, r.record_id, to_char(r.test_date, 'DD-MON-YYYY') as test_date from radiology_record r,persons p where r.patient_name = p.user_name and r.diagnosis = ? and r.test_date BETWEEN ? and ? ORDER BY r.test_date asc"<text:span text:style-name="T3">;</text:span></text:p>
      <text:p text:style-name="P9"/>
      <text:p text:style-name="P10">Uploading Module:</text:p>
      <text:p text:style-name="P8">This module relies on two sequences in order to create unique record and image ids. The sequences were created using:</text:p>
      <text:p text:style-name="P11">“CREATE SEQUENCE record_seq;”</text:p>
      <text:p text:style-name="P11">“CREATE SEQUENCE pic_seq;”</text:p>
      <text:p text:style-name="P12"/>
      <text:p text:style-name="P8">upload.jsp</text:p>
      <text:p text:style-name="P8">From this page, the radiologist can add a new record to the database, or can add an image to an already existing record. Mainly uses html forms with security features to only allow radiologists to use the page.</text:p>
      <text:p text:style-name="P12"/>
      <text:p text:style-name="P8"><text:span text:style-name="T1">uploadRecord.jsp</text:span></text:p>
      <text:p text:style-name="P8">If the radiologist wants to add a record, the form is submitted to this page. The page makes the mandatory security checks, then gets the new record_id using:</text:p>
      <text:p text:style-name="P11">“SELECT record_seq.nextval from dual;”</text:p>
      <text:p text:style-name="P12"/>
      <text:p text:style-name="P8">We then insert the record using the prepared statement</text:p>
      <text:p text:style-name="P11">“INSERT INTO radiology_record VALUES("+recid+",?,?,?,?,?,?,?,?);”</text:p>
      <text:p text:style-name="P8">followed by the record information. If the insert succeeds, we redirect the page to uploadAfter.jsp to allow for adding images.</text:p>
      <text:p text:style-name="P12"/>
      <text:p text:style-name="P8"><text:span text:style-name="T1">uploadAfter.jsp</text:span></text:p>
      <text:p text:style-name="P8">After attempting to add a record or an image to the database, the radiologist returns to this page so they can add another image to the corresponding record. This page also gives information about the last attempted add, displayed in green for success and red for failure. Allows for rapid adding of images.</text:p>
      <text:p text:style-name="P12"/>
      <text:p text:style-name="P8"><text:span text:style-name="T1">UploadImage.java</text:span></text:p>
      <text:p text:style-name="P8">File was adapted from the example code on the course website. </text:p>
      <text:p text:style-name="P8">When UploadImage is called, it receives the multipart form and then pulls out the record id submitted. We also store the image in a BufferedImage object, and create a thumbnail that is 10x smaller than the original image, also stored in a BufferedImage. We then make sure that the radiologist has access to that record using</text:p>
      <text:p text:style-name="P11">“SELECT radiologist_name FROM radiology_record”</text:p>
      <text:p text:style-name="P11">“WHERE record_id = ? AND radiologist_name = ?;”</text:p>
      <text:p text:style-name="P12"/>
      <text:p text:style-name="P8">If the radiologist has access, we then obtain the next image_id using </text:p>
      <text:p text:style-name="P11">“SELECT pic_seq.nextval from dual;”</text:p>
      <text:p text:style-name="P12"/>
      <text:p text:style-name="P8">and prep the row in the pacs_images table using</text:p>
      <text:p text:style-name="P11">“INSERT INTO pacs_images VALUES(record_id, image_id, empty_blob(), empty_blob(), empty_blob());”</text:p>
      <text:p text:style-name="P12"/>
      <text:p text:style-name="P8">We then get the BLOB streams using</text:p>
      <text:p text:style-name="P11">“SELECT * FROM pacs_images WHERE record_id = ? and image_id = ? FOR UPDATE;”</text:p>
      <text:p text:style-name="P12"/>
      <text:p text:style-name="P8">We write the regular image to regular_size and full_size and the thumbnail to thumbnail using ImageIO.write. After that is done, we close the streams and then redirect the page to uploadAfter.jsp with the results of the upload.</text:p>
      <text:p text:style-name="P12"/>
      <text:p text:style-name="P10">Search Module:</text:p>
      <text:p text:style-name="P8">The search module relies on combining difference chunks, or clauses depending on security and user selection to create the database call that will return the correct results.</text:p>
      <text:p text:style-name="P12"/>
      <text:p text:style-name="P8"><text:span text:style-name="T1">search.jsp</text:span></text:p>
      <text:p text:style-name="P8">This jsp file displays the form that will collect the parameters that the user wants to send. The user can enter a comma-seperated list of keywords, choose the period of time they would like to query, and how they would like to order the results.</text:p>
      <text:p text:style-name="P12"/>
      <text:p text:style-name="P8"><text:span text:style-name="T1">SearchResults.jsp</text:span></text:p>
      <text:p text:style-name="P8">The jsp page starts with creating the sql query to collect the search results. I will break down the structure of the sql query in sections. If a special WHERE clause is included, then it is added into an array to be added before the query is called. We start the query with just “SELECT”.</text:p>
      <text:p text:style-name="P12"/>
      <text:p text:style-name="P8"><text:span text:style-name="T5">The Form Parameters:</text:span></text:p>
      <text:p text:style-name="P8">If a start date is included, then we add</text:p>
      <text:p text:style-name="P11">“test_date &gt;= ?”</text:p>
      <text:p text:style-name="P8">If a end date is included, then we add</text:p>
      <text:p text:style-name="P11">"test_date &lt;= ? "</text:p>
      <text:p text:style-name="P8">If keywords are included</text:p>
      <text:p text:style-name="P11">"contains(r.patient_name, ?, 1) &gt;= 0 and contains(r.diagnosis, ?, 2) &gt;= 0 <text:s/>and contains(r.description, ?, 3) &gt;= 0 "</text:p>
      <text:p text:style-name="P8">and we append directly to the start of the query</text:p>
      <text:p text:style-name="P11">"score(1)*6 + score(2)*3 + score(3) as rank, "</text:p>
      <text:p text:style-name="P12"/>
      <text:p text:style-name="P8"><text:span text:style-name="T5">The Class Parameters:</text:span></text:p>
      <text:p text:style-name="P8">Depending on the class, we need to add certain parameters to the WHERE clause.</text:p>
      <text:p text:style-name="P8">If the user is a patient, then we add</text:p>
      <text:p text:style-name="P11">"r.patient_name = ? "</text:p>
      <text:p text:style-name="P8">If the user is a doctor, then we add</text:p>
      <text:p text:style-name="P11">"? IN (SELECT d.doctor_name from family_doctor d where d.patient_name = r.patient_name) "</text:p>
      <text:p text:style-name="P8">If the user is a radiologist, then we add</text:p>
      <text:p text:style-name="P11">"r.radiologist_name = ? "</text:p>
      <text:p text:style-name="P12"/>
      <text:p text:style-name="P12"/>
      <text:p text:style-name="P12"/>
      <text:p text:style-name="P12"/>
      <text:p text:style-name="P12"/>
      <text:p text:style-name="P8"><text:span text:style-name="T5">The Order Parameters:</text:span></text:p>
      <text:p text:style-name="P8">We then need to add to the end of the query how we want to order the results, if the user wants to order by rank, then we add</text:p>
      <text:p text:style-name="P11">"rank DESC"</text:p>
      <text:p text:style-name="P8">If by most-recent-first, then we add</text:p>
      <text:p text:style-name="P11">"r.test_date DESC"</text:p>
      <text:p text:style-name="P8">If by most-recent-last, then we add</text:p>
      <text:p text:style-name="P11">“r.test_date ASC”</text:p>
      <text:p text:style-name="P12"/>
      <text:p text:style-name="P8">We then add the rest of the SELECT section to the query, followed by the WHERE clauses and finally the ORDER BY clause.</text:p>
      <text:p text:style-name="P11">"r.record_id, r.patient_name, r.doctor_name, r.radiologist_name, r.test_type, to_char(r.prescribing_date, 'DD-MON-YYYY') as prescribing_date, to_char(r.test_date, 'DD-MON-YYYY') as test_date, r.diagnosis, r.description from radiology_record r "</text:p>
      <text:p text:style-name="P12"/>
      <text:p text:style-name="P8">A sample completed prepared statement looks something like this:</text:p>
      <text:p text:style-name="P11">“SELECT score(1)*6 + score(2)*3 + score(3) as rank, r.record_id, r.patient_name, r.doctor_name, r.radiologist_name, r.test_type, to_char(r.prescribing_date, 'DD-MON-YYYY') as prescribing_date, to_char(r.test_date, 'DD-MON-YYYY') as test_date, r.diagnosis, r.description from radiology_record r WHERE contains(r.patient_name, ?, 1) &gt;= 0 and contains(r.diagnosis, ?, 2) &gt;= 0 <text:s/>and contains(r.description, ?, 3) &gt;= 0 and test_date &gt;= ? and test_date &lt;= ? and r.patient_name = ? ORDER BY rank DESC;”</text:p>
      <text:p text:style-name="P12"/>
      <text:p text:style-name="P8">After finally creating the query and setting the values, we take the result set and create a table with the results. We place all of the record information on one row, then place any corresponding images for the database on the next row. We obtain the images using</text:p>
      <text:p text:style-name="P11">"select image_id from pacs_images where record_id = ?;"</text:p>
      <text:p text:style-name="P8">Then display the images as thumbnails using (for example record_id=1 and image_id =3)</text:p>
      <text:p text:style-name="P11">"&lt;a href="GetOnePic?size=full&amp;rec=1&amp;pic=3" target="_blank"&gt;</text:p>
      <text:p text:style-name="P11">&lt;img src="GetOnePic?rec=1&amp;pic=3” height="45" width="60"&gt;&lt;/a&gt;"</text:p>
      <text:p text:style-name="P8">Next we will talk about how we display those images</text:p>
      <text:p text:style-name="P12"/>
      <text:p text:style-name="P8"><text:span text:style-name="T1">GetOnePic.java</text:span></text:p>
      <text:p text:style-name="P8">File was adapted from the example code on the course website. </text:p>
      <text:p text:style-name="P8">When GetOnePic is called, it receives the image size, record_id, and image_id. It then adds the necessary security checks to the query depending on class using <text:s/></text:p>
      <text:p text:style-name="P11">" and r.radiologist_name = ? "</text:p>
      <text:p text:style-name="P11">" and ? IN (SELECT d.doctor_name from family_doctor d where d.patient_name = r.patient_name) ";</text:p>
      <text:p text:style-name="P11">" and r.patient_name = ? ";</text:p>
      <text:p text:style-name="P12"/>
      <text:p text:style-name="P8">and gets the image from the database using</text:p>
      <text:p text:style-name="P11">“select p.regular_size from pacs_images p, radiology_record r where p.record_id=? and p.image_id=? and r.record_id = p.record_id”</text:p>
      <text:p text:style-name="P8">with whatever size was specified.</text:p>
      <text:p text:style-name="P12"/>
      <text:p text:style-name="P8">The method then reads the inputStream from the blob and writes it to the output stream.</text:p>
      <text:p text:style-name="P12"/>
      <text:p text:style-name="P12"/>
      <text:p text:style-name="P12"/>
      <text:p text:style-name="P10">Data Analysis Module:</text:p>
      <text:p text:style-name="P4">This module will be used by the system administrator (i.e., a user named "admin") to generate and display an OLAP report for data analysis. <text:s/>A user of this module may choose to display the number of images for each patient , test type, and/or period of time.</text:p>
      <text:p text:style-name="P4"/>
      <text:p text:style-name="P4"><text:span text:style-name="T1">Time hierarchy design:</text:span></text:p>
      <text:p text:style-name="P4">We create three views of original tables:</text:p>
      <text:p text:style-name="P4"><text:span text:style-name="T1">rec_date:</text:span><text:s text:c="2"/>record_id with time separate to week, month, year. Here the week and month are specified to certain year.</text:p>
      <text:p text:style-name="P11">CREATE VIEW rec_date AS </text:p>
      <text:p text:style-name="P11"><text:tab/>SELECT record_id, to_char(test_date, 'WW-YYYY') AS week, to_char(test_date, 'MON-YYYY') AS month, to_char(test_date, 'YYYY') AS year FROM radiology_record;</text:p>
      <text:p text:style-name="P13"/>
      <text:p text:style-name="P8"><text:span text:style-name="T1">rec_week: </text:span>number of record in each week with specified patient, test type</text:p>
      <text:p text:style-name="P11">CREATE VIEW rec_week AS </text:p>
      <text:p text:style-name="P11"><text:tab/>SELECT COUNT(r.record_id) AS recnum, r.patient_name, r.test_type, d.week </text:p>
      <text:p text:style-name="P11"><text:tab/>FROM radiology_record r, rec_date d </text:p>
      <text:p text:style-name="P11"><text:tab/>WHERE r.record_id = d.record_id </text:p>
      <text:p text:style-name="P11"><text:tab/>GROUP BY r.patient_name, r.test_type, d.week; </text:p>
      <text:p text:style-name="P11"/>
      <text:p text:style-name="P8"><text:span text:style-name="T1">rec_month: </text:span>number of record in each month with specified patient, test type</text:p>
      <text:p text:style-name="P11">CREATE VIEW rec_month AS </text:p>
      <text:p text:style-name="P11"><text:tab/>SELECT COUNT(r.record_id) AS recnum, r.patient_name, r.test_type, d.month </text:p>
      <text:p text:style-name="P11"><text:tab/>FROM radiology_record r, rec_date d </text:p>
      <text:p text:style-name="P11"><text:tab/>WHERE r.record_id = d.record_id </text:p>
      <text:p text:style-name="P11"><text:tab/>GROUP BY r.patient_name, r.test_type, d.month;</text:p>
      <text:p text:style-name="P11"/>
      <text:p text:style-name="P8">There is no hierarchy relation between week and month. So there is no roll up or rill down for these two. Month can roll up to year and year can dill down to month.</text:p>
      <text:p text:style-name="P8"/>
      <text:p text:style-name="P8"><text:span text:style-name="T1">Analysis.jsp</text:span></text:p>
      <text:p text:style-name="P8">User can get the number of record group by patient name/ test type/ period, but cannot all be none.</text:p>
      <text:p text:style-name="P8">The full query:</text:p>
      <text:p text:style-name="P8">for year, roll up from month</text:p>
      <text:p text:style-name="P11">select SUM(m.recnum), m.patient_name, d.Year from rec_month m, rec_date d where m.Month = d.Month group by m.patient_name, d.Year;</text:p>
      <text:p text:style-name="P11"/>
      <text:p text:style-name="P8">for week/month</text:p>
      <text:p text:style-name="P11">select SUM(recnum), week from rec_week group by week;</text:p>
      <text:p text:style-name="P11"/>
      <text:p text:style-name="P8">if no period option then</text:p>
      <text:p text:style-name="P6">select <text:span text:style-name="T6">SUM(recnum)</text:span><text:s/>,m.patient_name ,m.test_type from rec_week m group by m.patient_name ,m.test_type</text:p>
      <text:p text:style-name="P6"/>
      <text:p text:style-name="P10"/>
      <text:p text:style-name="P10"/>
      <text:p text:style-name="P10"/>
      <text:p text:style-name="P10"/>
      <text:p text:style-name="P10"><text:span text:style-name="T1">Security module</text:span></text:p>
      <text:p text:style-name="P8">All of the queries use prepareStatement to avoid query injection. </text:p>
      <text:p text:style-name="P8">For all the modules there are mechanism to detect the user's class type and decide whether he/her is accessible to this module. If not, an error message will generate. We wrap every single jsp and java file with this check to make sure noone can gain access to the site if they are not logged in. We also invalidate any cookies when the user log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